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81000000E065FA0290ADFEF4B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MT" svg:font-family="ArialMT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HG Mincho Light J" svg:font-family="'HG Mincho Light J', msminch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Tahoma" svg:font-family="Tahoma"/>
    <style:font-face style:name="Tahoma1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</office:font-face-decls>
  <office:automatic-styles>
    <style:style style:name="P1" style:family="paragraph" style:parent-style-name="Texto_20_predeterminado">
      <style:paragraph-properties fo:text-align="end" style:justify-single-word="false"/>
      <style:text-properties officeooo:paragraph-rsid="00108717"/>
    </style:style>
    <style:style style:name="P2" style:family="paragraph" style:parent-style-name="Texto_20_predeterminado">
      <style:paragraph-properties fo:text-align="end" style:justify-single-word="false"/>
      <style:text-properties officeooo:paragraph-rsid="0015fad8"/>
    </style:style>
    <style:style style:name="P3" style:family="paragraph" style:parent-style-name="Texto_20_predeterminado">
      <style:paragraph-properties fo:text-align="center" style:justify-single-word="false"/>
      <style:text-properties fo:font-size="10pt" officeooo:paragraph-rsid="000ca30d" style:font-size-asian="10pt" style:font-size-complex="10pt"/>
    </style:style>
    <style:style style:name="P4" style:family="paragraph" style:parent-style-name="Texto_20_predeterminado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Texto_20_predeterminado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Texto_20_predeterminado">
      <style:paragraph-properties fo:text-align="center" style:justify-single-word="false"/>
      <style:text-properties fo:font-size="14pt" officeooo:rsid="00108717" officeooo:paragraph-rsid="00108717" style:font-size-asian="14pt" style:font-size-complex="14pt"/>
    </style:style>
    <style:style style:name="P7" style:family="paragraph" style:parent-style-name="Texto_20_predeterminado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Texto_20_predeterminado">
      <style:paragraph-properties fo:text-align="end" style:justify-single-word="false"/>
      <style:text-properties fo:font-size="14pt" fo:font-style="italic" officeooo:paragraph-rsid="0023886d" style:font-size-asian="14pt" style:font-style-asian="italic" style:font-size-complex="14pt" style:font-style-complex="italic"/>
    </style:style>
    <style:style style:name="P9" style:family="paragraph" style:parent-style-name="Texto_20_predeterminado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Texto_20_predeterminado">
      <style:paragraph-properties fo:text-align="end" style:justify-single-word="false"/>
      <style:text-properties style:font-name="Arial" fo:font-size="12pt" officeooo:paragraph-rsid="00108717" style:font-size-asian="12pt" style:font-size-complex="12pt"/>
    </style:style>
    <style:style style:name="P11" style:family="paragraph" style:parent-style-name="Texto_20_predeterminado">
      <style:paragraph-properties fo:text-align="end" style:justify-single-word="false"/>
      <style:text-properties style:font-name="Arial" fo:font-size="18pt" fo:font-style="italic" officeooo:paragraph-rsid="00108717" style:font-size-asian="18pt" style:font-style-asian="italic" style:font-size-complex="14pt" style:font-style-complex="italic"/>
    </style:style>
    <style:style style:name="P12" style:family="paragraph" style:parent-style-name="Preformatted_20_Text">
      <style:text-properties style:font-name="Arial" fo:font-size="11pt" fo:language="gl" fo:country="ES" officeooo:rsid="0024232a" officeooo:paragraph-rsid="003a2bbe" style:font-size-asian="11pt" style:font-size-complex="11pt"/>
    </style:style>
    <style:style style:name="P13" style:family="paragraph" style:parent-style-name="Preformatted_20_Text">
      <style:text-properties style:font-name="Arial" fo:font-size="11pt" officeooo:paragraph-rsid="003a2bbe" style:font-size-asian="11pt" style:font-size-complex="11pt"/>
    </style:style>
    <style:style style:name="P14" style:family="paragraph" style:parent-style-name="Preformatted_20_Text">
      <style:text-properties style:font-name="Arial" fo:font-size="11pt" officeooo:paragraph-rsid="003e2fd8" style:font-size-asian="11pt" style:font-size-complex="11pt"/>
    </style:style>
    <style:style style:name="P15" style:family="paragraph" style:parent-style-name="Preformatted_20_Text">
      <style:text-properties style:font-name="Arial" fo:font-size="11pt" officeooo:paragraph-rsid="003ead3d" style:font-size-asian="11pt" style:font-size-complex="11pt"/>
    </style:style>
    <style:style style:name="P16" style:family="paragraph" style:parent-style-name="Preformatted_20_Text">
      <style:text-properties style:font-name="Arial" fo:font-size="11pt" officeooo:rsid="00420f48" officeooo:paragraph-rsid="00420f48" style:font-size-asian="11pt" style:font-size-complex="11pt"/>
    </style:style>
    <style:style style:name="P17" style:family="paragraph" style:parent-style-name="Preformatted_20_Text">
      <style:text-properties style:font-name="Arial" fo:font-size="11pt" fo:font-weight="bold" officeooo:paragraph-rsid="003a2bbe" style:font-size-asian="11pt" style:font-weight-asian="bold" style:font-size-complex="11pt" style:font-weight-complex="bold"/>
    </style:style>
    <style:style style:name="P18" style:family="paragraph" style:parent-style-name="Preformatted_20_Text">
      <style:text-properties style:font-name="Arial" fo:font-size="9pt" officeooo:paragraph-rsid="003a2bbe" style:font-size-asian="9pt" style:font-size-complex="9pt"/>
    </style:style>
    <style:style style:name="P19" style:family="paragraph" style:parent-style-name="Preformatted_20_Text">
      <style:text-properties style:font-name="Arial" fo:font-size="9pt" officeooo:paragraph-rsid="00420f48" style:font-size-asian="9pt" style:font-size-complex="9pt"/>
    </style:style>
    <style:style style:name="P20" style:family="paragraph" style:parent-style-name="Texto_20_predeterminado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text-transform="uppercase" style:use-window-font-color="true" loext:opacity="0%" style:font-name="Arial" fo:font-size="8pt" fo:language="es" fo:country="ES" style:font-name-asian="Lucida Sans Unicode" style:font-size-asian="8pt" style:language-asian="es" style:country-asian="ES" style:font-name-complex="Arial" style:font-size-complex="8pt" style:language-complex="es" style:country-complex="ES" fo:hyphenate="false" fo:hyphenation-remain-char-count="2" fo:hyphenation-push-char-count="2" loext:hyphenation-no-caps="false"/>
    </style:style>
    <style:style style:name="P21" style:family="paragraph" style:parent-style-name="Texto_20_predeterminado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font-size="8pt" style:font-size-asian="8pt" style:font-size-complex="8pt" fo:hyphenate="false" fo:hyphenation-remain-char-count="2" fo:hyphenation-push-char-count="2" loext:hyphenation-no-caps="false"/>
    </style:style>
    <style:style style:name="P22" style:family="paragraph" style:parent-style-name="Standard">
      <style:text-properties fo:language="gl" fo:country="ES" fo:font-weight="normal" officeooo:rsid="00293a31" officeooo:paragraph-rsid="0034d7f4" style:font-weight-asian="normal" style:font-weight-complex="normal"/>
    </style:style>
    <style:style style:name="P23" style:family="paragraph" style:parent-style-name="Preformatted_20_Text" style:master-page-name="Standard">
      <style:paragraph-properties style:page-number="auto" fo:break-before="page"/>
      <style:text-properties style:font-name="Arial" fo:font-size="11pt" fo:font-weight="bold" officeooo:paragraph-rsid="003a2bbe" style:font-size-asian="11pt" style:font-weight-asian="bold" style:font-size-complex="11pt" style:font-weight-complex="bold"/>
    </style:style>
    <style:style style:name="P24" style:family="paragraph" style:parent-style-name="Preformatted_20_Text">
      <style:text-properties style:font-name="Arial" fo:font-size="11pt" officeooo:paragraph-rsid="003a2bbe" style:font-size-asian="11pt" style:font-size-complex="11pt"/>
    </style:style>
    <style:style style:name="P25" style:family="paragraph" style:parent-style-name="Preformatted_20_Text">
      <style:text-properties style:font-name="Arial" fo:font-size="11pt" officeooo:paragraph-rsid="004755c5" style:font-size-asian="11pt" style:font-size-complex="11pt"/>
    </style:style>
    <style:style style:name="P26" style:family="paragraph" style:parent-style-name="Preformatted_20_Text">
      <style:text-properties style:font-name="Arial" fo:font-size="11pt" officeooo:paragraph-rsid="003ac21b" style:font-size-asian="11pt" style:font-size-complex="11pt"/>
    </style:style>
    <style:style style:name="P27" style:family="paragraph" style:parent-style-name="Preformatted_20_Text">
      <style:text-properties style:font-name="Arial" fo:font-size="11pt" officeooo:rsid="00420f48" officeooo:paragraph-rsid="004ac971" style:font-size-asian="11pt" style:font-size-complex="11pt"/>
    </style:style>
    <style:style style:name="P28" style:family="paragraph" style:parent-style-name="Preformatted_20_Text">
      <style:text-properties style:font-name="Arial" fo:font-size="11pt" officeooo:paragraph-rsid="004ac971" style:font-size-asian="11pt" style:font-size-complex="11pt"/>
    </style:style>
    <style:style style:name="P29" style:family="paragraph" style:parent-style-name="Preformatted_20_Text">
      <style:text-properties style:font-name="Arial" fo:font-size="9pt" officeooo:rsid="00439737" officeooo:paragraph-rsid="00439737" style:font-size-asian="9pt" style:font-size-complex="9pt"/>
    </style:style>
    <style:style style:name="P30" style:family="paragraph" style:parent-style-name="Preformatted_20_Text">
      <style:text-properties style:font-name="Arial" fo:font-size="9pt" officeooo:paragraph-rsid="00420f48" style:font-size-asian="9pt" style:font-size-complex="9pt"/>
    </style:style>
    <style:style style:name="P31" style:family="paragraph" style:parent-style-name="Preformatted_20_Text">
      <style:text-properties style:font-name="Arial" fo:font-size="9pt" officeooo:paragraph-rsid="003a2bbe" style:font-size-asian="9pt" style:font-size-complex="9pt"/>
    </style:style>
    <style:style style:name="T1" style:family="text">
      <style:text-properties fo:font-size="18pt" style:font-size-asian="18pt"/>
    </style:style>
    <style:style style:name="T2" style:family="text">
      <style:text-properties style:font-name="Arial" fo:font-size="10pt" officeooo:rsid="000ca30d" style:font-size-asian="10pt" style:font-size-complex="10pt"/>
    </style:style>
    <style:style style:name="T3" style:family="text">
      <style:text-properties style:font-name="Arial" fo:font-size="18pt" fo:font-style="italic" style:font-size-asian="18pt" style:font-style-asian="italic" style:font-size-complex="14pt" style:font-style-complex="italic"/>
    </style:style>
    <style:style style:name="T4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Arial" fo:font-size="12pt" officeooo:rsid="00108717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officeooo:rsid="00108717"/>
    </style:style>
    <style:style style:name="T9" style:family="text">
      <style:text-properties fo:color="#000000" loext:opacity="100%" style:font-name="Thorndale1" officeooo:rsid="0023886d" style:font-name-asian="HG Mincho Light J" style:language-asian="es" style:country-asian="ES" style:font-name-complex="Arial Unicode MS" style:language-complex="es" style:country-complex="ES"/>
    </style:style>
    <style:style style:name="T10" style:family="text">
      <style:text-properties fo:color="#000000" loext:opacity="100%" fo:language="es" fo:country="ES" style:font-name-asian="Courier New" style:language-asian="es" style:country-asian="ES" style:font-name-complex="Courier New" style:language-complex="es" style:country-complex="ES"/>
    </style:style>
    <style:style style:name="T11" style:family="text">
      <style:text-properties fo:color="#000000" loext:opacity="100%" fo:language="es" fo:country="ES" officeooo:rsid="000ab141" style:font-name-asian="Courier New" style:language-asian="es" style:country-asian="ES" style:font-name-complex="Courier New" style:language-complex="es" style:country-complex="ES"/>
    </style:style>
    <style:style style:name="T12" style:family="text">
      <style:text-properties fo:text-transform="uppercase" style:use-window-font-color="true" loext:opacity="0%" style:font-name="Arial" fo:language="es" fo:country="ES" fo:font-style="itali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T13" style:family="text">
      <style:text-properties fo:text-transform="uppercase" style:use-window-font-color="true" loext:opacity="0%" style:font-name="Arial" fo:language="es" fo:country="ES" fo:font-style="italic" officeooo:rsid="000adf5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T14" style:family="text">
      <style:text-properties fo:text-transform="uppercase" style:use-window-font-color="true" loext:opacity="0%" style:font-name="Arial" fo:language="es" fo:country="ES" fo:font-style="italic" officeooo:rsid="00083ab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T15" style:family="text">
      <style:text-properties fo:text-transform="uppercase" style:use-window-font-color="true" loext:opacity="0%" style:font-name="Arial" fo:language="es" fo:country="ES" fo:font-style="italic" officeooo:rsid="00246a34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T16" style:family="text">
      <style:text-properties fo:text-transform="uppercase" style:use-window-font-color="true" loext:opacity="0%" style:font-name="Arial" fo:language="es" fo:country="ES" fo:font-style="italic" officeooo:rsid="0024f5d7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T17" style:family="text">
      <style:text-properties fo:text-transform="uppercase" style:use-window-font-color="true" loext:opacity="0%" style:font-name="ArialMT" fo:font-size="9pt" fo:language="es" fo:country="ES" fo:font-style="italic" officeooo:rsid="00083abc" style:font-name-asian="Lucida Sans Unicode" style:font-size-asian="9pt" style:language-asian="es" style:country-asian="ES" style:font-style-asian="italic" style:font-name-complex="Arial" style:language-complex="es" style:country-complex="ES" style:font-style-complex="italic"/>
    </style:style>
    <style:style style:name="T18" style:family="text">
      <style:text-properties fo:text-transform="uppercase" style:use-window-font-color="true" loext:opacity="0%" style:font-name="ArialMT" fo:font-size="9pt" fo:language="es" fo:country="ES" fo:font-style="italic" officeooo:rsid="0024f5d7" style:font-name-asian="Lucida Sans Unicode" style:font-size-asian="9pt" style:language-asian="es" style:country-asian="ES" style:font-style-asian="italic" style:font-name-complex="Arial" style:language-complex="es" style:country-complex="ES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e2fd8" style:font-weight-asian="bold" style:font-weight-complex="bold"/>
    </style:style>
    <style:style style:name="T21" style:family="text">
      <style:text-properties fo:font-weight="bold" officeooo:rsid="00402050" style:font-weight-asian="bold" style:font-weight-complex="bold"/>
    </style:style>
    <style:style style:name="T22" style:family="text">
      <style:text-properties fo:font-weight="bold" officeooo:rsid="004248f1" style:font-weight-asian="bold" style:font-weight-complex="bold"/>
    </style:style>
    <style:style style:name="T23" style:family="text">
      <style:text-properties fo:font-weight="bold" officeooo:rsid="004755c5" style:font-weight-asian="bold" style:font-weight-complex="bold"/>
    </style:style>
    <style:style style:name="T24" style:family="text">
      <style:text-properties fo:font-weight="bold" officeooo:rsid="004ac971" style:font-weight-asian="bold" style:font-weight-complex="bold"/>
    </style:style>
    <style:style style:name="T25" style:family="text">
      <style:text-properties officeooo:rsid="0008f278"/>
    </style:style>
    <style:style style:name="T26" style:family="text">
      <style:text-properties officeooo:rsid="000ab141"/>
    </style:style>
    <style:style style:name="T27" style:family="text">
      <style:text-properties officeooo:rsid="000c8560"/>
    </style:style>
    <style:style style:name="T28" style:family="text">
      <style:text-properties officeooo:rsid="003a58d0"/>
    </style:style>
    <style:style style:name="T29" style:family="text">
      <style:text-properties fo:color="#c9211e" loext:opacity="100%"/>
    </style:style>
    <style:style style:name="T30" style:family="text">
      <style:text-properties fo:color="#c9211e" loext:opacity="100%" fo:font-weight="bold" officeooo:rsid="003e2fd8" style:font-weight-asian="bold" style:font-weight-complex="bold"/>
    </style:style>
    <style:style style:name="T31" style:family="text">
      <style:text-properties officeooo:rsid="003ac21b"/>
    </style:style>
    <style:style style:name="T32" style:family="text">
      <style:text-properties officeooo:rsid="003e2fd8"/>
    </style:style>
    <style:style style:name="T33" style:family="text">
      <style:text-properties officeooo:rsid="003ead3d"/>
    </style:style>
    <style:style style:name="T34" style:family="text">
      <style:text-properties officeooo:rsid="003feb68"/>
    </style:style>
    <style:style style:name="T35" style:family="text">
      <style:text-properties officeooo:rsid="00402050"/>
    </style:style>
    <style:style style:name="T36" style:family="text">
      <style:text-properties officeooo:rsid="004248f1"/>
    </style:style>
    <style:style style:name="T37" style:family="text">
      <style:text-properties fo:font-weight="normal" officeooo:rsid="004248f1" style:font-weight-asian="normal" style:font-weight-complex="normal"/>
    </style:style>
    <style:style style:name="T38" style:family="text">
      <style:text-properties officeooo:rsid="00460ee6"/>
    </style:style>
    <style:style style:name="T39" style:family="text">
      <style:text-properties officeooo:rsid="004755c5"/>
    </style:style>
    <style:style style:name="T40" style:family="text">
      <style:text-properties officeooo:rsid="0048990c"/>
    </style:style>
    <style:style style:name="T41" style:family="text">
      <style:text-properties officeooo:rsid="004ac971"/>
    </style:style>
    <style:style style:name="T42" style:family="text">
      <style:text-properties officeooo:rsid="004d51fe"/>
    </style:style>
    <style:style style:name="fr1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cm" fo:padding-right="0cm" fo:padding-top="0.15cm" fo:padding-bottom="0.15cm" fo:border="0.06pt solid #000000"/>
    </style:style>
    <style:style style:name="fr2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15cm" fo:border="0.06pt solid #000000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Pfungos <text:s/></text:p>
      <text:p text:style-name="P13">puntuacion : sobre un total de 9 puntos para aprobar debe conseguirse 4,5 puntos</text:p>
      <text:p text:style-name="P13"/>
      <text:p text:style-name="P13">1) <text:span text:style-name="T41">D</text:span>ispomos d<text:span text:style-name="T32">unha</text:span> clase denominada <text:span text:style-name="T34">D</text:span><text:span text:style-name="T19">etectados.java</text:span> <text:s/>que debes incorporar ao proxecto e cuxos atributos se describen a continuacion:</text:p>
      <text:p text:style-name="P13"/>
      <text:p text:style-name="P17"><text:span text:style-name="T34">D</text:span>etectados.java</text:p>
      <text:p text:style-name="P13"><text:s text:c="4"/>private int <text:span text:style-name="T19">numero</text:span>; <text:s text:c="2"/>atributo clave <text:span text:style-name="T25">para identificar a</text:span><text:span text:style-name="T28"> </text:span><text:span text:style-name="T25">unha fila desta taboa</text:span><text:span text:style-name="T26"> ( non se usar</text:span><text:span text:style-name="T11">á para nada )</text:span></text:p>
      <text:p text:style-name="P13"><text:s text:c="4"/>private int <text:span text:style-name="T19">codarea</text:span>; <text:s/>atributo que identifica a una area de galicia de entre as que corresponden aos obxectos tipo area.java</text:p>
      <text:p text:style-name="P13"><text:s text:c="4"/>private int <text:span text:style-name="T19">codfungo</text:span>; atributo do codigo que identifica a fungo <text:s/><text:span text:style-name="T28">atopado</text:span> nesta area </text:p>
      <text:p text:style-name="P13"><text:s text:c="4"/>private Double <text:span text:style-name="T19">superficie</text:span><text:span text:style-name="T23">afectada</text:span>; atributo numerico que expresa a superficie afectada dentro desta area pol<text:span text:style-name="T38">o</text:span> fungo <text:s/>.</text:p>
      <text:p text:style-name="P13"/>
      <text:p text:style-name="P13">2) Dispomos dun<text:span text:style-name="T32"> ficheiro serializado chamado</text:span> <text:s/>-<text:span text:style-name="T19">detectados</text:span>- <text:span text:style-name="T29"><text:s/></text:span><text:s/>que conten obxectos <text:s/>da clase <text:s/><text:span text:style-name="T34">D</text:span>etectados.java </text:p>
      <text:p text:style-name="P13"/>
      <text:p text:style-name="P18">detectados.java</text:p>
      <text:p text:style-name="P18">numero: 1, codarea: 2, codfungo: 4,superficieafectada: <text:s/>10.0</text:p>
      <text:p text:style-name="P18">numero: 2, codarea: 2, codfungo: 5,superficieafectada: <text:s/>2.0</text:p>
      <text:p text:style-name="P18">numero: 3, codarea: 5, codfungo: 12,superficieafectada: <text:s/>4.0</text:p>
      <text:p text:style-name="P18">numero: 4, codarea: 5, codfungo: 5,superficieafectada: <text:s/>12.0</text:p>
      <text:p text:style-name="P18">numero: 5, codarea: 6, codfungo: 13,superficieafectada: <text:s/>10.0</text:p>
      <text:p text:style-name="P18">numero: 6, codarea: 8, codfungo: 6,superficieafectada: <text:s/>5.0</text:p>
      <text:p text:style-name="P18">numero: 7, codarea: 8, codfungo: 2,superficieafectada: <text:s/>3.0</text:p>
      <text:p text:style-name="P18">numero: 8, codarea: 11, codfungo: 5,superficieafectada: <text:s/>4.0</text:p>
      <text:p text:style-name="P18"/>
      <text:p text:style-name="P14"><text:span text:style-name="T34">3)</text:span><text:span text:style-name="T32">disponoms dunha taboa taboas chamada </text:span><text:span text:style-name="T19">areas</text:span><text:span text:style-name="T20">: </text:span></text:p>
      <text:p text:style-name="P14"><text:s text:c="4"/>coda; <text:span text:style-name="T32">campo</text:span> clave que identifica a unha area</text:p>
      <text:p text:style-name="P14"><text:s text:c="4"/>noma ; <text:span text:style-name="T32">campo</text:span> que conten o nome da area</text:p>
      <text:p text:style-name="P14"><text:s/><text:span text:style-name="T32"><text:s/></text:span>hummedia ; <text:span text:style-name="T32">campo</text:span> que conten a humidade media da area</text:p>
      <text:p text:style-name="P14"><text:s text:c="2"/>superficie ; <text:span text:style-name="T32">campo</text:span> que conten a superficie da area</text:p>
      <text:p text:style-name="P14"><text:s text:c="2"/>numerofungos; <text:span text:style-name="T32">campo</text:span> que conten o numero de fungos <text:span text:style-name="T31">atopados</text:span> nesa area ( inicialmente a cero )</text:p>
      <text:p text:style-name="P18">areas.</text:p>
      <text:p text:style-name="P29"/>
      <text:p text:style-name="P19"><text:s text:c="2"/>coda | noma | hummedia | superficie | numerofungos </text:p>
      <text:p text:style-name="P19">------+------+----------+------------+--------------</text:p>
      <text:p text:style-name="P19"><text:s text:c="4"/>1 | pos <text:s/>| <text:s text:c="6"/>23 | <text:s text:c="4"/><text:span text:style-name="T41"><text:tab/></text:span>1000.0 | <text:s text:c="11"/>0</text:p>
      <text:p text:style-name="P19"><text:s text:c="4"/>2 | pon <text:s/>| <text:s text:c="6"/>21 | <text:s text:c="4"/><text:span text:style-name="T41"><text:tab/></text:span>2000.0 | <text:s text:c="11"/>0</text:p>
      <text:p text:style-name="P19"><text:s text:c="4"/>3 | poe <text:s/>| <text:s text:c="6"/>22 | <text:s text:c="3"/><text:span text:style-name="T41"><text:tab/></text:span> 1500.0 | <text:s text:c="11"/>0</text:p>
      <text:p text:style-name="P19"><text:s text:c="4"/>4 | poo <text:s/>| <text:s text:c="6"/>19 | <text:s text:c="4"/><text:span text:style-name="T41"><text:tab/></text:span>1600.0 | <text:s text:c="11"/>0</text:p>
      <text:p text:style-name="P19"><text:s text:c="4"/>5 | poc <text:s/>| <text:s text:c="6"/>20 | <text:s text:c="3"/><text:span text:style-name="T41"><text:tab/></text:span> 2100.0 | <text:s text:c="11"/>0</text:p>
      <text:p text:style-name="P19"><text:s text:c="4"/>6 | pus <text:s/>| <text:s text:c="6"/>24 | <text:s text:c="4"/><text:span text:style-name="T41"><text:tab/></text:span>1000.0 | <text:s text:c="11"/>0</text:p>
      <text:p text:style-name="P19"><text:s text:c="4"/>7 | oun <text:s/>| <text:s text:c="6"/>22 | <text:s text:c="4"/><text:span text:style-name="T41"><text:tab/></text:span>1200.0 | <text:s text:c="11"/>0</text:p>
      <text:p text:style-name="P19"><text:s text:c="4"/>8 | oue <text:s/>| <text:s text:c="6"/>23 | <text:s text:c="4"/><text:span text:style-name="T41"><text:tab/></text:span>1100.0 | <text:s text:c="11"/>0</text:p>
      <text:p text:style-name="P19"><text:s text:c="4"/>9 | ouo <text:s/>| <text:s text:c="6"/>24 | <text:s text:c="4"/><text:span text:style-name="T41"><text:tab/></text:span>1200.0 | <text:s text:c="11"/>0</text:p>
      <text:p text:style-name="P19"><text:s text:c="3"/>10 | ouc <text:s/>| <text:s text:c="6"/>21 | <text:s text:c="4"/><text:span text:style-name="T41"><text:tab/></text:span>1400.0 | <text:s text:c="11"/>0</text:p>
      <text:p text:style-name="P19"><text:s text:c="3"/>11 | pos <text:s/>| <text:s text:c="6"/>19 | <text:s text:c="4"/><text:span text:style-name="T41"><text:tab/></text:span>1500.0 | <text:s text:c="11"/>0</text:p>
      <text:p text:style-name="P19"><text:s text:c="3"/>12 | pon <text:s/>| <text:s text:c="6"/>18 | <text:s text:c="4"/><text:span text:style-name="T41"><text:tab/></text:span>1300.0 | <text:s text:c="11"/>0</text:p>
      <text:p text:style-name="P19"><text:s text:c="3"/>13 | poe <text:s/>| <text:s text:c="6"/>20 | <text:s text:c="4"/><text:span text:style-name="T41"><text:tab/></text:span>1200.0 | <text:s text:c="11"/>0</text:p>
      <text:p text:style-name="P19"><text:s text:c="3"/>14 | poo <text:s/>| <text:s text:c="6"/>22 | <text:s text:c="4"/><text:span text:style-name="T41"><text:tab/></text:span>1000.0 | <text:s text:c="11"/>0</text:p>
      <text:p text:style-name="P19"><text:s text:c="3"/>15 | poc <text:s/>| <text:s text:c="6"/>21 | <text:s text:c="4"/><text:span text:style-name="T41"><text:tab/></text:span>1100.0 | <text:s text:c="11"/>0</text:p>
      <text:p text:style-name="P19"><text:s text:c="3"/>16 | lus <text:s/>| <text:s text:c="6"/>17 | <text:s text:c="4"/><text:span text:style-name="T41"><text:tab/></text:span>1400.0 | <text:s text:c="11"/>0</text:p>
      <text:p text:style-name="P19"><text:s text:c="3"/>17 | lun <text:s/>| <text:s text:c="6"/>18 | <text:s text:c="4"/><text:span text:style-name="T41"><text:tab/></text:span>2100.0 | <text:s text:c="11"/>0</text:p>
      <text:p text:style-name="P19"><text:s text:c="3"/>18 | lue <text:s/>| <text:s text:c="6"/>17 | <text:s text:c="4"/><text:span text:style-name="T41"><text:tab/></text:span>2300.0 | <text:s text:c="11"/>0</text:p>
      <text:p text:style-name="P19"><text:s text:c="3"/>19 | luo <text:s/>| <text:s text:c="6"/>18 | <text:s text:c="4"/><text:span text:style-name="T41"><text:tab/></text:span>1200.0 | <text:s text:c="11"/>0</text:p>
      <text:p text:style-name="P18"><text:soft-page-break/></text:p>
      <text:p text:style-name="P13">3)dispomos d<text:span text:style-name="T32">outra taboa cham</text:span><text:span text:style-name="T34">a</text:span><text:span text:style-name="T32">da </text:span><text:span text:style-name="T19">fungos</text:span><text:span text:style-name="T30"> </text:span><text:s/><text:span text:style-name="T32">que conten </text:span>os datos de 15 fungos fungos ca seguinte informacion para cada fungo</text:p>
      <text:p text:style-name="P13"/>
      <text:p text:style-name="P13"><text:s text:c="2"/>id <text:s text:c="2"/><text:tab/>numero que <text:s/>identifica <text:s/>a<text:span text:style-name="T38">o </text:span>fungo </text:p>
      <text:p text:style-name="P13"><text:s text:c="2"/>nomf <text:s/><text:tab/>nome d<text:span text:style-name="T31">o</text:span> fungo <text:s/></text:p>
      <text:p text:style-name="P13"><text:s text:c="2"/>humlimite <text:tab/>numero que indica a humidade a partir da cal un fungo<text:span text:style-name="T31"> </text:span>se considera perigos<text:span text:style-name="T31">o</text:span> <text:s text:c="2"/></text:p>
      <text:p text:style-name="P13"/>
      <text:p text:style-name="P16">id nomef humlimite</text:p>
      <text:section text:style-name="Sect1" text:name="Sección1">
        <text:p text:style-name="P13">1,"a",23,</text:p>
        <text:p text:style-name="P13">2,"b",25,</text:p>
        <text:p text:style-name="P13">3,"c",25, </text:p>
        <text:p text:style-name="P13">4,"d",26, </text:p>
        <text:p text:style-name="P13">5,"f",17, </text:p>
        <text:p text:style-name="P13">6,"g",24, </text:p>
        <text:p text:style-name="P13">7,"h",20, </text:p>
        <text:p text:style-name="P13">8,"i",19, </text:p>
        <text:p text:style-name="P13">9,"k",22, </text:p>
        <text:p text:style-name="P13">10,"j",23, </text:p>
        <text:p text:style-name="P13">11,"m",24, </text:p>
        <text:p text:style-name="P13">12,"n",18, </text:p>
        <text:p text:style-name="P13">13,"t",18, </text:p>
        <text:p text:style-name="P13">14,"p",19, </text:p>
        <text:p text:style-name="P13">15,"q",20</text:p>
      </text:section>
      <text:p text:style-name="P13"/>
      <text:p text:style-name="P13"/>
      <text:p text:style-name="P13"/>
      <text:p text:style-name="P17"/>
      <text:p text:style-name="P26"/>
      <text:p text:style-name="P17">Proxecto: tratase controlar a proliferacion de fungos fungos en Galicia.</text:p>
      <text:p text:style-name="P13"/>
      <text:p text:style-name="P13"/>
      <text:p text:style-name="P13">Se pide:</text:p>
      <text:p text:style-name="P13"/>
      <text:p text:style-name="P13"/>
      <text:p text:style-name="P13"/>
      <text:p text:style-name="P13"><text:span text:style-name="T34">1</text:span>) por cada fungo encontrad<text:span text:style-name="T34">o</text:span> <text:s/>( lembrar cada obxecto da clase -<text:span text:style-name="T19">detectados.java</text:span>- <text:s/>conten a informacion dunha fungo atopada nuna area, e decir que os obxectos da clase detectados.java- contidos no <text:s/>ficheiro <text:span text:style-name="T34">serializado</text:span> -<text:span text:style-name="T19">detectados</text:span>- serán <text:s/>o nosos obxectos de referencia <text:s/>) </text:p>
      <text:p text:style-name="P13"/>
      <text:p text:style-name="P13">2.1) aumentar en 1 <text:s/>o atributo -<text:span text:style-name="T19">numerofungos</text:span>- <text:s/>d<text:span text:style-name="T34">a fila correspondente da taboa</text:span> <text:span text:style-name="T19">areas</text:span> correspondente </text:p>
      <text:p text:style-name="P13"/>
      <text:p text:style-name="P13">2.2) <text:span text:style-name="T24">somente</text:span><text:span text:style-name="T41"> </text:span>si a <text:span text:style-name="T19">hummedia</text:span> da area e superior a <text:span text:style-name="T19">humlimite</text:span> <text:span text:style-name="T34">do fungo </text:span><text:s/><text:span text:style-name="T34">invasor</text:span> correspondente, debe xenerarse una fila nova <text:span text:style-name="T32">nun ficheiro delimitado chado </text:span><text:s/>-<text:span text:style-name="T19">final</text:span>- ca seguinte <text:s/>informacion:</text:p>
      <text:p text:style-name="P13"/>
      <text:p text:style-name="P13"><text:span text:style-name="T19">coda</text:span>: <text:s/><text:tab/>contera o codigo da area onse se atopou a fungo ( este codigo e o atributo codarea do obxecto detectados lido anteriormente)</text:p>
      <text:p text:style-name="P13"><text:span text:style-name="T19">nomea</text:span>: conter<text:span text:style-name="T10">á</text:span> o nome da area onde se atopou a fungo : este nome sera o que se atopa n<text:span text:style-name="T34">a columna </text:span><text:s/>noma d<text:span text:style-name="T34">a taboa</text:span> <text:span text:style-name="T19">areas</text:span> que corresponde ao obxecto <text:span text:style-name="T34">do ficheiro </text:span><text:span text:style-name="T19">detectados</text:span> lido, sabendo que a relacion e a seguinte: <text:span text:style-name="T34">o atributo </text:span><text:s/>codarea de <text:span text:style-name="T19">detectados</text:span> se corresponde c<text:span text:style-name="T34">a columna</text:span> <text:s/>coda de areas</text:p>
      <text:p text:style-name="P13"><text:span text:style-name="T19">nomef</text:span>: conter<text:span text:style-name="T10">á</text:span> <text:s/>o nome da fungo invasor<text:span text:style-name="T34"> </text:span>atopada en dita area : este nome sera o que se atopa n<text:span text:style-name="T35">a taboa </text:span><text:s/><text:span text:style-name="T21">f</text:span><text:span text:style-name="T19">ungos</text:span> <text:s/>que corresponde ao obxecto <text:span text:style-name="T19">detectados</text:span> lido , sabendo que a relacion e a seguinte <text:s/>: <text:s/>o atributo codfungo de detectados se corresponde ca clave id da <text:span text:style-name="T35">taboa </text:span>fungos</text:p>
      <text:p text:style-name="P25"><text:span text:style-name="T19">superficie</text:span><text:span text:style-name="T23">afectada</text:span>- <text:s/>ira o contido do atributo superficie <text:span text:style-name="T41">afectada polo fungo</text:span>,</text:p>
      <text:p text:style-name="P25"><text:span text:style-name="T19">porcentaxedanos</text:span>- ira o resultado da seguinte expresion: superficie<text:span text:style-name="T39">afectada</text:span>*100/superficie</text:p>
      <text:p text:style-name="P13"><text:soft-page-break/></text:p>
      <text:p text:style-name="P28"/>
      <text:p text:style-name="P28">obxectos <text:span text:style-name="T34">da taboa</text:span> <text:span text:style-name="T19">areas</text:span> despois de executarse a aplicacion</text:p>
      <text:p text:style-name="P27">coda</text:p>
      <text:p text:style-name="P28"><text:s/>1, <text:s/>pos, <text:s/>23, <text:s/>1000.0, <text:s/>0</text:p>
      <text:p text:style-name="P28"><text:s/>2, <text:s/>pon, <text:s/>21, <text:s/>2000.0, <text:s/>2</text:p>
      <text:p text:style-name="P28"><text:s/>3, <text:s/>poe, <text:s/>22, <text:s/>1500.0, <text:s/>0</text:p>
      <text:p text:style-name="P28"><text:s/>4, <text:s/>poo, <text:s/>19, <text:s/>1600.0, <text:s/>0</text:p>
      <text:p text:style-name="P28"><text:s/>5, <text:s/>poc, <text:s/>20, <text:s/>2100.0, <text:s/>2</text:p>
      <text:p text:style-name="P28"><text:s/>6, <text:s/>ous, <text:s/>24, <text:s/>1000.0, <text:s/>1</text:p>
      <text:p text:style-name="P28"><text:s/>7, <text:s/>oun, <text:s/>22, <text:s/>1200.0, <text:s/>0</text:p>
      <text:p text:style-name="P28"><text:s/>8, <text:s/>oue, <text:s/>23, <text:s/>1100.0, <text:s/>2</text:p>
      <text:p text:style-name="P28"><text:s/>9, <text:s/>ouo, <text:s/>24, <text:s/>1200.0, <text:s/>0</text:p>
      <text:p text:style-name="P28"><text:s/>10, <text:s/>ouc, <text:s/>21, <text:s/>1400.0, <text:s/>0</text:p>
      <text:p text:style-name="P28"><text:s/>11, <text:s/>cos, <text:s/>19, <text:s/>1500.0, <text:s/>1</text:p>
      <text:p text:style-name="P28"><text:s/>12, <text:s/>con, <text:s/>18, <text:s/>1300.0, <text:s/>0</text:p>
      <text:p text:style-name="P28"><text:s/>13, <text:s/>coe, <text:s/>20, <text:s/>1200.0, <text:s/>0</text:p>
      <text:p text:style-name="P28"><text:s/>14, <text:s/>coo, <text:s/>22, <text:s/>1000.0, <text:s/>0</text:p>
      <text:p text:style-name="P28"><text:s/>15, <text:s/>coc, <text:s/>21, <text:s/>1100.0, <text:s/>0</text:p>
      <text:p text:style-name="P28"><text:s/>16, <text:s/>lus, <text:s/>17, <text:s/>1400.0, <text:s/>0</text:p>
      <text:p text:style-name="P28"><text:s/>17, <text:s/>lun, <text:s/>18, <text:s/>2100.0, <text:s/>0</text:p>
      <text:p text:style-name="P28"><text:s/>18, <text:s/>lue, <text:s/>17, <text:s/>2300.0, <text:s/>0</text:p>
      <text:p text:style-name="P28"><text:s/>19, <text:s/>luo, <text:s/>18, <text:s/>1200.0, <text:s/>0</text:p>
      <text:p text:style-name="P28"/>
      <text:p text:style-name="P28"/>
      <text:p text:style-name="P28">CONTIDO <text:span text:style-name="T33">do ficheir de texto delimitado </text:span><text:s text:c="2"/>-<text:span text:style-name="T19">final</text:span>- <text:s/>despois de executada a aplicación</text:p>
      <text:p text:style-name="P28"/>
      <text:p text:style-name="P28">coda <text:tab/>noma<text:span text:style-name="T31"><text:tab/></text:span> nomf<text:tab/><text:span text:style-name="T31"> </text:span>superficie<text:span text:style-name="T31">danada</text:span>, <text:span text:style-name="T31">porcentaxeda</text:span><text:span text:style-name="T40">n</text:span><text:span text:style-name="T31">os</text:span></text:p>
      <text:p text:style-name="P28"/>
      <text:p text:style-name="P28"><text:s/>2 <text:tab/>pon<text:tab/>f <text:s text:c="6"/><text:span text:style-name="T31"><text:tab/><text:tab/></text:span>2, <text:span text:style-name="T31"><text:tab/><text:tab/></text:span>.1</text:p>
      <text:p text:style-name="P28"><text:s/>5 <text:tab/>poc<text:tab/>n<text:span text:style-name="T31"><text:tab/><text:tab/></text:span>4, <text:span text:style-name="T31"><text:tab/><text:tab/></text:span>.19047619</text:p>
      <text:p text:style-name="P28"><text:s/>5<text:tab/>poc<text:tab/>f <text:tab/><text:span text:style-name="T31"><text:tab/></text:span>12, <text:span text:style-name="T31"><text:tab/><text:tab/></text:span>.571428571</text:p>
      <text:p text:style-name="P28"><text:s/>6 <text:tab/>ous<text:tab/>t<text:tab/><text:span text:style-name="T31"><text:tab/></text:span>10, <text:span text:style-name="T31"><text:tab/><text:tab/></text:span>1</text:p>
      <text:p text:style-name="P28">11 <text:tab/>cos<text:tab/>f<text:tab/><text:span text:style-name="T31"><text:tab/></text:span>4, <text:span text:style-name="T31"><text:tab/><text:tab/></text:span>.266666667</text:p>
      <text:p text:style-name="P28"/>
      <text:p text:style-name="P28"/>
      <text:p text:style-name="P28"/>
      <text:p text:style-name="P13"/>
      <text:p text:style-name="P13">puntuacions:</text:p>
      <text:p text:style-name="P13"><text:s/></text:p>
      <text:p text:style-name="P13">1 punto <text:s text:c="3"/>(a)- amosar o contido de <text:s/>todas <text:span text:style-name="T35">os obxectos de</text:span> <text:span text:style-name="T19">detectados</text:span> </text:p>
      <text:p text:style-name="P13">2 puntos <text:s text:c="2"/>(b)- amosar por cada fila do apartado (a) os valores <text:s/>noma, hummedia, superficie<text:span text:style-name="T38"> afectada</text:span> e numerofungos</text:p>
      <text:p text:style-name="P13">2 puntos <text:s text:c="2"/>(c)- amosar por cada fila do apartado (a) os valores id,nomef,humlimite</text:p>
      <text:p text:style-name="P13">1 punto <text:s text:c="3"/>(d)- por cada fila do apartado (a) aumentar en 1 o atributo numerofungos correspndente</text:p>
      <text:p text:style-name="P13">1 punto <text:s text:c="3"/>(e)- por cada fila do apartado (a) amosar <text:s/>o calculo do valor <text:s/>porcentaxedanos (si se cumple a condicion de que a hummedia da area e superior a humlimite d<text:span text:style-name="T34">o fungo</text:span> invasor)</text:p>
      <text:p text:style-name="P13"><text:span text:style-name="T41">2</text:span> puntos (f)- por cada fila do apartado (a) inserir <text:span text:style-name="T36">no ficheiro de texto delimitado</text:span> <text:s/><text:span text:style-name="T19">final</text:span><text:span text:style-name="T22"> </text:span><text:span text:style-name="T37">usando como caracter separador un guion normal </text:span><text:span text:style-name="T22">(-)</text:span> <text:span text:style-name="T36">. </text:span><text:span text:style-name="T42">LEMBRAR QUE so se debe facer esta insercion </text:span><text:span text:style-name="T36"><text:s/></text:span>si se cumple a condicion de que a hummedia da area e superior a humlimite da <text:span text:style-name="T34">do fungo</text:span> invasor</text:p>
      <text:p text:style-name="P13"/>
      <text:p text:style-name="P13"><text:soft-page-break/></text:p>
      <text:p text:style-name="P13"/>
      <text:p text:style-name="P13"/>
      <text:p text:style-name="P13">IMPORTANTE : </text:p>
      <text:p text:style-name="P13"/>
      <text:p text:style-name="P13">- cada vez que querades probar o proxecto de novo lembrade lanzar de novo o script <text:span text:style-name="T27">postgres</text:span> , </text:p>
      <text:p text:style-name="P13"/>
      <text:p text:style-name="P13"/>
      <text:p text:style-name="P13"/>
      <text:p text:style-name="P13"/>
      <text:p text:style-name="P1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MT" svg:font-family="ArialMT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HG Mincho Light J" svg:font-family="'HG Mincho Light J', msminch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Tahoma" svg:font-family="Tahoma"/>
    <style:font-face style:name="Tahoma1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horndale" fo:font-size="12pt" fo:language="gl" fo:country="ES" style:font-name-asian="Andale Sans UI" style:font-size-asian="12pt" style:language-asian="es" style:country-asian="ES" style:font-name-complex="Tahoma1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horndale" fo:font-size="12pt" fo:language="gl" fo:country="ES" style:font-name-asian="Andale Sans UI" style:font-size-asian="12pt" style:language-asian="es" style:country-asian="ES" style:font-name-complex="Tahoma1" style:font-size-complex="12pt" style:language-complex="es" style:country-complex="E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horndale1" fo:font-family="Thorndale, 'Times New Roman'" style:font-family-generic="roman" style:font-pitch="variable" fo:font-size="12pt" style:font-name-asian="HG Mincho Light J" style:font-family-asian="'HG Mincho Light J', msmincho" style:font-pitch-asian="variable" style:font-size-asian="12pt" style:language-asian="es" style:country-asian="ES" style:font-name-complex="Arial Unicode MS" style:font-family-complex="'Arial Unicode MS'" style:font-family-generic-complex="swiss" style:font-pitch-complex="variable" style:font-size-complex="12pt" style:language-complex="es" style:country-complex="E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ormal" style:family="paragraph" style:parent-style-name="Standard">
      <style:text-properties fo:font-size="10pt" style:font-size-asian="10pt"/>
    </style:style>
    <style:style style:name="Texto_20_predeterminado" style:display-name="Texto predeterminado" style:family="paragraph" style:parent-style-name="Normal">
      <style:paragraph-properties fo:margin-top="0cm" fo:margin-bottom="0cm" style:contextual-spacing="false" style:line-height-at-least="0.176cm"/>
      <style:text-properties fo:font-size="12pt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o_20_predeterminado">
      <style:paragraph-properties fo:text-align="end" style:justify-single-word="false"/>
      <style:text-properties officeooo:paragraph-rsid="00108717"/>
    </style:style>
    <style:style style:name="MP2" style:family="paragraph" style:parent-style-name="Texto_20_predeterminado">
      <style:paragraph-properties fo:text-align="center" style:justify-single-word="false"/>
      <style:text-properties fo:font-size="10pt" officeooo:paragraph-rsid="000ca30d" style:font-size-asian="10pt" style:font-size-complex="10pt"/>
    </style:style>
    <style:style style:name="MP3" style:family="paragraph" style:parent-style-name="Texto_20_predeterminado">
      <style:paragraph-properties fo:text-align="center" style:justify-single-word="false"/>
      <style:text-properties fo:font-size="14pt" style:font-size-asian="14pt" style:font-size-complex="14pt"/>
    </style:style>
    <style:style style:name="MP4" style:family="paragraph" style:parent-style-name="Texto_20_predeterminado">
      <style:paragraph-properties fo:text-align="center" style:justify-single-word="false"/>
      <style:text-properties fo:font-size="14pt" officeooo:rsid="00108717" officeooo:paragraph-rsid="00108717" style:font-size-asian="14pt" style:font-size-complex="14pt"/>
    </style:style>
    <style:style style:name="MP5" style:family="paragraph" style:parent-style-name="Texto_20_predeterminado">
      <style:paragraph-properties fo:text-align="start" style:justify-single-word="false"/>
      <style:text-properties fo:font-size="10pt" style:font-size-asian="10pt" style:font-size-complex="10pt"/>
    </style:style>
    <style:style style:name="MP6" style:family="paragraph" style:parent-style-name="Texto_20_predeterminado">
      <style:paragraph-properties fo:text-align="start" style:justify-single-word="false"/>
      <style:text-properties fo:font-size="12pt" style:font-size-asian="12pt" style:font-size-complex="12pt"/>
    </style:style>
    <style:style style:name="MP7" style:family="paragraph" style:parent-style-name="Texto_20_predeterminado">
      <style:paragraph-properties fo:text-align="end" style:justify-single-word="false"/>
      <style:text-properties style:font-name="Arial" fo:font-size="12pt" officeooo:paragraph-rsid="00108717" style:font-size-asian="12pt" style:font-size-complex="12pt"/>
    </style:style>
    <style:style style:name="MP8" style:family="paragraph" style:parent-style-name="Texto_20_predeterminado">
      <style:paragraph-properties fo:text-align="end" style:justify-single-word="false"/>
      <style:text-properties fo:font-size="14pt" fo:font-style="italic" officeooo:paragraph-rsid="0023886d" style:font-size-asian="14pt" style:font-style-asian="italic" style:font-size-complex="14pt" style:font-style-complex="italic"/>
    </style:style>
    <style:style style:name="MP9" style:family="paragraph" style:parent-style-name="Texto_20_predeterminado">
      <style:paragraph-properties fo:text-align="start" style:justify-single-word="false"/>
      <style:text-properties fo:font-size="14pt" style:font-size-asian="14pt" style:font-size-complex="14pt"/>
    </style:style>
    <style:style style:name="MP10" style:family="paragraph" style:parent-style-name="Texto_20_predeterminado">
      <style:paragraph-properties fo:text-align="end" style:justify-single-word="false"/>
      <style:text-properties officeooo:paragraph-rsid="0015fad8"/>
    </style:style>
    <style:style style:name="MP11" style:family="paragraph" style:parent-style-name="Texto_20_predeterminado">
      <style:paragraph-properties fo:text-align="end" style:justify-single-word="false"/>
      <style:text-properties style:font-name="Arial" fo:font-size="18pt" fo:font-style="italic" officeooo:paragraph-rsid="00108717" style:font-size-asian="18pt" style:font-style-asian="italic" style:font-size-complex="14pt" style:font-style-complex="italic"/>
    </style:style>
    <style:style style:name="MP12" style:family="paragraph" style:parent-style-name="Texto_20_predeterminado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text-transform="uppercase" style:use-window-font-color="true" loext:opacity="0%" style:font-name="Arial" fo:font-size="8pt" fo:language="es" fo:country="ES" style:font-name-asian="Lucida Sans Unicode" style:font-size-asian="8pt" style:language-asian="es" style:country-asian="ES" style:font-name-complex="Arial" style:font-size-complex="8pt" style:language-complex="es" style:country-complex="ES" fo:hyphenate="false" fo:hyphenation-remain-char-count="2" fo:hyphenation-push-char-count="2" loext:hyphenation-no-caps="false"/>
    </style:style>
    <style:style style:name="MP13" style:family="paragraph" style:parent-style-name="Texto_20_predeterminado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font-size="8pt" style:font-size-asian="8pt" style:font-size-complex="8pt" fo:hyphenate="false" fo:hyphenation-remain-char-count="2" fo:hyphenation-push-char-count="2" loext:hyphenation-no-caps="false"/>
    </style:style>
    <style:style style:name="MT1" style:family="text">
      <style:text-properties fo:font-size="18pt" style:font-size-asian="18pt"/>
    </style:style>
    <style:style style:name="MT2" style:family="text">
      <style:text-properties style:font-name="Arial" fo:font-size="10pt" officeooo:rsid="000ca30d" style:font-size-asian="10pt" style:font-size-complex="10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style:font-name="Arial" fo:font-size="18pt" fo:font-style="italic" style:font-size-asian="18pt" style:font-style-asian="italic" style:font-size-complex="14pt" style:font-style-complex="italic"/>
    </style:style>
    <style:style style:name="MT5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MT6" style:family="text">
      <style:text-properties fo:font-size="14pt" fo:font-style="italic" style:font-size-asian="14pt" style:font-style-asian="italic" style:font-size-complex="14pt" style:font-style-complex="italic"/>
    </style:style>
    <style:style style:name="MT7" style:family="text">
      <style:text-properties officeooo:rsid="00108717"/>
    </style:style>
    <style:style style:name="MT8" style:family="text">
      <style:text-properties fo:color="#000000" loext:opacity="100%" style:font-name="Thorndale1" officeooo:rsid="0023886d" style:font-name-asian="HG Mincho Light J" style:language-asian="es" style:country-asian="ES" style:font-name-complex="Arial Unicode MS" style:language-complex="es" style:country-complex="ES"/>
    </style:style>
    <style:style style:name="MT9" style:family="text">
      <style:text-properties style:font-name="Arial" fo:font-size="12pt" officeooo:rsid="00108717" style:font-size-asian="12pt" style:font-size-complex="12pt"/>
    </style:style>
    <style:style style:name="MT10" style:family="text">
      <style:text-properties fo:text-transform="uppercase" style:use-window-font-color="true" loext:opacity="0%" style:font-name="Arial" fo:language="es" fo:country="ES" fo:font-style="itali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MT11" style:family="text">
      <style:text-properties fo:text-transform="uppercase" style:use-window-font-color="true" loext:opacity="0%" style:font-name="Arial" fo:language="es" fo:country="ES" fo:font-style="italic" officeooo:rsid="000adf5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MT12" style:family="text">
      <style:text-properties fo:text-transform="uppercase" style:use-window-font-color="true" loext:opacity="0%" style:font-name="Arial" fo:language="es" fo:country="ES" fo:font-style="italic" officeooo:rsid="00083ab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MT13" style:family="text">
      <style:text-properties fo:text-transform="uppercase" style:use-window-font-color="true" loext:opacity="0%" style:font-name="Arial" fo:language="es" fo:country="ES" fo:font-style="italic" officeooo:rsid="00246a34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MT14" style:family="text">
      <style:text-properties fo:text-transform="uppercase" style:use-window-font-color="true" loext:opacity="0%" style:font-name="Arial" fo:language="es" fo:country="ES" fo:font-style="italic" officeooo:rsid="0024f5d7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MT15" style:family="text">
      <style:text-properties fo:text-transform="uppercase" style:use-window-font-color="true" loext:opacity="0%" style:font-name="ArialMT" fo:font-size="9pt" fo:language="es" fo:country="ES" fo:font-style="italic" officeooo:rsid="00083abc" style:font-name-asian="Lucida Sans Unicode" style:font-size-asian="9pt" style:language-asian="es" style:country-asian="ES" style:font-style-asian="italic" style:font-name-complex="Arial" style:language-complex="es" style:country-complex="ES" style:font-style-complex="italic"/>
    </style:style>
    <style:style style:name="MT16" style:family="text">
      <style:text-properties fo:text-transform="uppercase" style:use-window-font-color="true" loext:opacity="0%" style:font-name="ArialMT" fo:font-size="9pt" fo:language="es" fo:country="ES" fo:font-style="italic" officeooo:rsid="0024f5d7" style:font-name-asian="Lucida Sans Unicode" style:font-size-asian="9pt" style:language-asian="es" style:country-asian="ES" style:font-style-asian="italic" style:font-name-complex="Arial" style:language-complex="es" style:country-complex="ES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15cm" fo:border="0.06pt solid #000000"/>
    </style:style>
    <style:style style:name="Mfr3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cm" fo:padding-right="0cm" fo:padding-top="0.15cm" fo:padding-bottom="0.15cm" fo:border="0.06pt solid #000000"/>
    </style:style>
    <style:page-layout style:name="Mpm1" style:page-usage="mirrored">
      <style:page-layout-properties fo:page-width="21.001cm" fo:page-height="29.7cm" style:num-format="1" style:print-orientation="portrait" fo:margin-top="0.9cm" fo:margin-bottom="2cm" fo:margin-left="2.101cm" fo:margin-right="1.199cm" fo:background-color="#ffffff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cm" fo:margin-left="0cm" fo:margin-right="0cm" fo:margin-bottom="3.099cm" fo:border-top="none" fo:border-bottom="3.54pt double #808080" fo:border-left="none" fo:border-right="none" style:border-line-width-bottom="0.002cm 0.088cm 0.035cm" fo:padding="0cm" style:shadow="none" fo:background-color="transparent" style:dynamic-spacing="true" draw:fill="none" draw:fill-color="#99ccff"/>
      </style:header-style>
      <style:footer-style>
        <style:header-footer-properties fo:min-height="0.82cm" fo:margin-left="0cm" fo:margin-right="0cm" fo:margin-top="0.72cm" fo:background-color="transparent" style:dynamic-spacing="true" draw:fill="none" draw:fill-color="#99ccff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xe1" text:anchor-type="paragraph" svg:x="0.081cm" svg:y="-0.448cm" svg:width="7.613cm" svg:height="2.66cm" draw:z-index="1"><draw:image xlink:href="Pictures/1000000100000281000000E065FA0290ADFEF4B7.png" xlink:type="simple" xlink:show="embed" xlink:actuate="onLoad" draw:mime-type="image/png"/></draw:frame><text:span text:style-name="MT1"><text:tab/><text:tab/></text:span><text:span text:style-name="MT2"><text:tab/></text:span><text:span text:style-name="MT3"> </text:span><text:span text:style-name="MT1"><text:s text:c="3"/></text:span></text:p>
        <text:p text:style-name="MP1"><text:span text:style-name="MT4"><text:tab/><text:tab/><text:tab/><text:tab/> <text:s text:c="4"/></text:span><text:span text:style-name="MT5">Ciclo.</text:span><text:span text:style-name="MT6">________________________________ <text:s text:c="3"/></text:span></text:p>
        <text:p text:style-name="MP2"><draw:frame draw:style-name="Mfr2" draw:name="Marco2" text:anchor-type="paragraph" svg:x="13.286cm" svg:y="0.118cm" svg:width="4.001cm" svg:height="1cm" draw:z-index="2"><draw:text-box><text:p text:style-name="MP3">Nota:______</text:p></draw:text-box></draw:frame><draw:frame draw:style-name="Mfr2" draw:name="Marco4" text:anchor-type="paragraph" svg:x="8.121cm" svg:y="0.139cm" svg:width="5.001cm" svg:height="1cm" draw:z-index="5"><draw:text-box><text:p text:style-name="MP4">Alumna/o:_________</text:p></draw:text-box></draw:frame></text:p>
        <text:p text:style-name="MP5"/>
        <text:p text:style-name="MP5"/>
        <text:p text:style-name="MP6"/>
        <text:p text:style-name="MP7">Modulo:___________________,EXAME:____________________ <text:span text:style-name="MT7">Data:____ / ___ de <text:s/>20___ </text:span></text:p>
      </style:header>
      <style:header-left>
        <text:p text:style-name="MP10"><draw:frame draw:style-name="Mfr1" draw:name="Imaxe2" text:anchor-type="paragraph" svg:x="0.081cm" svg:y="-0.448cm" svg:width="7.613cm" svg:height="2.66cm" draw:z-index="7"><draw:image xlink:href="Pictures/1000000100000281000000E065FA0290ADFEF4B7.png" xlink:type="simple" xlink:show="embed" xlink:actuate="onLoad" draw:mime-type="image/png"/></draw:frame><text:span text:style-name="MT5"><text:tab/><text:tab/> <text:s text:c="42"/>Ciclo.</text:span><text:span text:style-name="MT6">________________________________ </text:span><text:span text:style-name="MT1"><text:tab/><text:tab/></text:span><text:span text:style-name="MT2"><text:tab/></text:span><text:span text:style-name="MT3"> </text:span><text:span text:style-name="MT1"><text:s text:c="3"/></text:span></text:p>
        <text:p text:style-name="MP11"/>
        <text:p text:style-name="MP11"/>
        <text:p text:style-name="MP11"/>
        <text:p text:style-name="MP1"><text:span text:style-name="MT4"><text:tab/><text:tab/><text:tab/><text:tab/> <text:s text:c="2"/></text:span><text:span text:style-name="MT9"><text:s/></text:span></text:p>
      </style:header-left>
      <style:header-first>
        <text:p text:style-name="MP1"><draw:frame draw:style-name="Mfr1" draw:name="Imaxe4" text:anchor-type="paragraph" svg:x="-0.81cm" svg:y="-0.335cm" svg:width="7.084cm" svg:height="2.475cm" draw:z-index="3"><draw:image xlink:href="Pictures/1000000100000281000000E065FA0290ADFEF4B7.png" xlink:type="simple" xlink:show="embed" xlink:actuate="onLoad" draw:mime-type="image/png"/></draw:frame><text:span text:style-name="MT1"><text:s/></text:span><text:span text:style-name="MT5">Ciclo.</text:span><text:span text:style-name="MT6">________________________________</text:span></text:p>
        <text:p text:style-name="MP8"><text:s text:c="4"/></text:p>
        <text:p text:style-name="MP2"><draw:frame draw:style-name="Mfr2" draw:name="Marco7" text:anchor-type="paragraph" svg:x="14.683cm" svg:y="0.118cm" svg:width="3.05cm" svg:height="1cm" draw:z-index="4"><draw:text-box><text:p text:style-name="MP9">Nota:______</text:p></draw:text-box></draw:frame><draw:frame draw:style-name="Mfr3" draw:name="Marco8" text:anchor-type="paragraph" svg:x="6.763cm" svg:y="0.118cm" svg:width="7.922cm" svg:height="1cm" draw:z-index="0"><draw:text-box><text:p text:style-name="MP4"><text:span text:style-name="MT8">Nome</text:span>:__________________________</text:p></draw:text-box></draw:frame></text:p>
        <text:p text:style-name="MP5"/>
        <text:p text:style-name="MP5"/>
        <text:p text:style-name="MP6"/>
        <text:p text:style-name="MP7">Modulo:___________________,EXAME:____________________ <text:span text:style-name="MT7">Data:____ / ___ de <text:s/>20___ </text:span></text:p>
      </style:header-first>
      <style:footer>
        <text:p text:style-name="MP12"><text:s/></text:p>
      </style:footer>
      <style:footer-first>
        <text:p text:style-name="MP13"><text:span text:style-name="MT10">PO-08-F04 </text:span><text:span text:style-name="MT11">R</text:span><text:span text:style-name="MT12">0</text:span><text:span text:style-name="MT13">2</text:span><text:span text:style-name="MT12"> </text:span><text:span text:style-name="MT14">19</text:span><text:span text:style-name="MT15">/</text:span><text:span text:style-name="MT16">11</text:span><text:span text:style-name="MT15">/21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1-11-29T13:55:12.978227036</meta:creation-date>
    <dc:language>es-ES</dc:language>
    <meta:editing-cycles>26</meta:editing-cycles>
    <meta:editing-duration>PT1H22M26S</meta:editing-duration>
    <dc:date>2023-11-17T23:57:05.392619176</dc:date>
    <meta:document-statistic meta:table-count="0" meta:image-count="3" meta:object-count="0" meta:page-count="4" meta:paragraph-count="128" meta:word-count="1049" meta:character-count="6875" meta:non-whitespace-character-count="5091"/>
    <meta:user-defined meta:name="Info 1"/>
    <meta:user-defined meta:name="Info 2"/>
    <meta:user-defined meta:name="Info 3"/>
    <meta:user-defined meta:name="Info 4"/>
  </office:meta>
</office:document-meta>
</file>